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office:value-type="float" office:value="911">
            <text:p>9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2">
            <text:p>92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3">
            <text:p>933</text:p>
          </table:table-cell>
          <table:table-cell/>
        </table:table-row>
        <table:table-row table:style-name="ro1">
          <table:table-cell table:number-columns-repeated="3"/>
          <table:table-cell office:value-type="float" office:value="944">
            <text:p>944</text:p>
          </table:table-cell>
        </table:table-row>
        <table:table-row table:style-name="ro1">
          <table:table-cell office:value-type="string">
            <text:p>Felipe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formula="of:=[.A1]+[.B2]" office:value-type="float" office:value="1833">
            <text:p>1833</text:p>
          </table:table-cell>
          <table:table-cell table:number-columns-repeated="2"/>
        </table:table-row>
        <table:table-row table:style-name="ro1">
          <table:table-cell/>
          <table:table-cell table:formula="of:=SUM([.D3:.D4])" office:value-type="float" office:value="944">
            <text:p>944</text:p>
          </table:table-cell>
          <table:table-cell table:number-columns-repeated="2"/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number-columns-repeated="3"/>
          <table:table-cell office:value-type="float" office:value="9164">
            <text:p>916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01">01/02/2009</text:date>, <text:time>21:0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elipe Monteiro de Carvalho</meta:initial-creator>
    <meta:creation-date>2009-01-28T23:39:52</meta:creation-date>
    <dc:date>2009-02-01T21:08:32</dc:date>
    <dc:creator>Felipe Monteiro de Carvalho</dc:creator>
    <meta:editing-duration>PT00H02M31S</meta:editing-duration>
    <meta:editing-cycles>7</meta:editing-cycles>
    <meta:generator>OpenOffice.org/3.0_Beta$Unix OpenOffice.org_project/300m3$Build-9328</meta:generator>
    <meta:document-statistic meta:table-count="1" meta:cell-count="8" meta:object-count="0"/>
  </office:meta>
</office:document-meta>
</file>